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drian:</text:p>
      <text:p text:style-name="Standard">Jag har valt att skriva denna reflektion på svenska då det är mitt modersmål.</text:p>
      <text:p text:style-name="Standard"/>
      <text:p text:style-name="Standard">Innan jag startade på HIOA hade jag aldrig jobbat med program som html och CSS. Så mina kunskaper i ämnet var lika med noll. Nu när vi är färdiga med kursen och projektet har jag fått mycket kunskap i ämnet och är nöjd med slutresultatet på hemsidan.</text:p>
      <text:p text:style-name="Standard"/>
      <text:p text:style-name="Standard">Vi bestämde fort vad för hemsida vi ville laga och kom bra igång med arbetet. Så fort vi hade bestämt arbetsuppgifterna kunde jag börja arbete med att laga html och CSS till hemsidan. Här var det mycket att ta hänsyn till eftersom vi ville exkludera så få som möjligt. Jag har försökt bygga opp html med en struktur som gör det möjligt att navigera sig fram även om du är blind eller av andra anledningar inte kan se CSS:en. Jag har även jobbat med att få sidan responsiv och har där använt mig av CSS. Då detta var något jag aldrig hade gjort tidigare läste jag om responsiv design på internet och fick till slut till ett resultat jag är nöjd med. </text:p>
      <text:p text:style-name="Standard">Under projektets gång har det kommit opp många problemställningar om bland annat navigering mellan undersidor, Få till CSS så att layouten blir snygg och laga en html struktur som gör det lätt att lägga till undersidor med PHP. </text:p>
      <text:p text:style-name="Standard"/>
      <text:p text:style-name="Standard">Projektet har varit lärorikt och det har varit nytt för mig att jobba i grupp på det här sättet. Även om allt inte har gått problemfritt har jag lärt mig mycket om hur jag själv fungerar i grupp och vad för förväntningar jag har till mina grupp medlemmar. </text:p>
      <text:p text:style-name="Standard">I gruppen har jag varit delaktig och satt mig in i vad dem andra i gruppen har gjort och har fått god inblick i vad vi som grupp har gjort även om vi har haft ansvar för olika delar.</text:p>
      <text:p text:style-name="Standard"/>
      <text:p text:style-name="Standard"><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Westlund</meta:initial-creator>
    <meta:creation-date>2013-11-22T14:31:59.74</meta:creation-date>
    <dc:date>2013-11-22T16:41:57.30</dc:date>
    <dc:creator>Adrian Westlund</dc:creator>
    <meta:editing-duration>PT5M46S</meta:editing-duration>
    <meta:editing-cycles>2</meta:editing-cycles>
    <meta:generator>OpenOffice/4.0.1$Win32 OpenOffice.org_project/401m5$Build-9714</meta:generator>
    <meta:document-statistic meta:table-count="0" meta:image-count="0" meta:object-count="0" meta:page-count="1" meta:paragraph-count="8" meta:word-count="309" meta:character-count="1650"/>
  </office:meta>
</office:document-meta>
</file>